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8E50F20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1.61cm" fo:min-width="17.044cm" fo:padding-top="0.13cm" fo:padding-bottom="0.13cm" fo:padding-left="0.25cm" fo:padding-right="0.25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2" style:family="text">
      <style:text-properties style:text-position="30% 58%" fo:font-size="28pt" fo:language="en" fo:country="US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4.895cm" svg:height="13.105cm" svg:x="3.052cm" svg:y="1.2cm">
            <draw:image xlink:href="Pictures/1000000000000640000004B08E50F204.jpg" xlink:type="simple" xlink:show="embed" xlink:actuate="onLoad">
              <text:p/>
            </draw:image>
          </draw:frame>
          <draw:custom-shape draw:style-name="gr2" draw:text-style-name="P3" draw:layer="layout" svg:width="17.544cm" svg:height="1.87cm" svg:x="1.728cm" svg:y="12.237cm">
            <text:list text:style-name="L1">
              <text:list-header>
                <text:p text:style-name="P2"><text:span text:style-name="T1">144 ASICs= 9216 channels/1m</text:span><text:span text:style-name="T2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5.096cm" fo:margin-left="2.713cm" fo:margin-right="2.76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6T15:10:24.467575309</meta:creation-date>
    <dc:date>2015-02-16T15:12:14.290517048</dc:date>
    <meta:editing-duration>P0D</meta:editing-duration>
    <meta:editing-cycles>1</meta:editing-cycles>
    <meta:document-statistic meta:object-count="3"/>
    <meta:generator>LibreOffice/4.2.7.2$Linux_X86_64 LibreOffice_project/420m0$Build-2</meta:generator>
  </office:meta>
</office:document-meta>
</file>